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reditNote-2.1" table:style-name="ta1" table:print-ranges="A1:AF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reditNote">
            <text:p>CreditNote</text:p>
          </table:table-cell>
          <table:table-cell table:style-name="ce8" office:value-type="string" office:string-value="Credit Note. Details">
            <text:p>Credit Note. Details</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redits due to the Debtor from the Creditor.">
            <text:p>A document used to specify credits due to the Debtor from the Credi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Credit Note. UBL Version Identifier. Identifier">
            <text:p>Credit Note. UBL Vers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cell B3 changed from Credit Note. UBL Version. Identifier to Credit Note. UBL Version Identifier. Identifier ">
            <text:p>Changes for UBL 2.0 Update Package: cell B3 changed from <text:s/>Credit Note. UBL Version. Identifier <text:s/>to</text:p>
            <text:p><text:s/>Credit Note. UBL Version Identifier. Identifier </text:p>
          </table:table-cell>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Credit Note. Customization Identifier. Identifier">
            <text:p>Credit Note. Customiza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Credit Note. Profile Identifier. Identifier">
            <text:p>Credit Note. Profile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Credit Note. Profile Execution Identifier. Identifier">
            <text:p>Credit Note. Profile Execu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Credit Note. Identifier">
            <text:p>Credit Note.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Credit Note. Copy_ Indicator. Indicator">
            <text:p>Credit Note. Copy_ Indicator. Indicato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Credit Note. UUID. Identifier">
            <text:p>Credit Note. UUID.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Credit Note. Issue Date. Date">
            <text:p>Credit Note. Issue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Credit Note. Issue Time. Time">
            <text:p>Credit Note. Issue Time. Tim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Credit Note. Tax Point Date. Date">
            <text:p>Credit Note. Tax Point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Credit Note, used to indicate the point at which tax becomes applicable.">
            <text:p>The date of the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CreditNoteTypeCode">
            <text:p>CreditNoteTypeCode</text:p>
          </table:table-cell>
          <table:table-cell table:style-name="ce9" office:value-type="string" office:string-value="Credit Note. Credit Note Type Code. Code">
            <text:p>Credit Note. Credit Note Type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redit Note Type">
            <text:p>Credit Note Type</text:p>
          </table:table-cell>
          <table:table-cell table:style-name="ce9" office:value-type="string" office:string-value="Code">
            <text:p>Code</text:p>
          </table:table-cell>
          <table:table-cell table:style-name="ce11" office:value-type="string" table:formula="of:=IF([.F13]&lt;&gt;&quot;&quot;;CONCATENATE([.F13];&quot; &quot;;[.G13]);[.G13])" office:string-value="Credit Note Type Code">
            <text:p>Credit Not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Credit Note.">
            <text:p>A code signifying the type of the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Credit Note. Note. Text">
            <text:p>Credit Note. Not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Credit Note. Document_ Currency Code. Code">
            <text:p>Credit Note. Docu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Credit Note. Tax_ Currency Code. Code">
            <text:p>Credit Note. Tax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Credit Note.">
            <text:p>A code signifying the currency used for tax amount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Credit Note. Pricing_ Currency Code. Code">
            <text:p>Credit Note. Pricing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Credit Note.">
            <text:p>A code signifying the currency used for price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Credit Note. Payment_ Currency Code. Code">
            <text:p>Credit Note. Pay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Credit Note.">
            <text:p>A code signifying th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Credit Note. Payment Alternative_ Currency Code. Code">
            <text:p>Credit Note. Payment Alternative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Credit Note.">
            <text:p>A code signifying the alternativ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Credit Note. Accounting Cost Code. Code">
            <text:p>Credit Note. Accounting Cost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Credit Note. Accounting Cost. Text">
            <text:p>Credit Note. Accounting Cost.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Credit Note. Line Count. Numeric">
            <text:p>Credit Note. Line Count. Numeric</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Credit Note Lines in the document.">
            <text:p>The number of Credit Not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ata Type (cell K20) changed from blank to Numeric. Type ">
            <text:p>Changes for UBL 2.0 Update Package: Data Type (cell K20) changed from blank to <text:s/>Numeric. Type </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BuyerReference">
            <text:p>BuyerReference</text:p>
          </table:table-cell>
          <table:table-cell table:style-name="ce9" office:value-type="string" office:string-value="Credit Note. Buyer_ Reference. Text">
            <text:p>Credit Note. Buyer_ Referenc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3]&lt;&gt;&quot;&quot;;CONCATENATE([.F23];&quot; &quot;;[.G23]);[.G23])"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3]&lt;&gt;&quot;&quot;;CONCATENATE([.J23];&quot;_ &quot;;[.I23];&quot;. Type&quot;);CONCATENATE([.I2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InvoicePeriod">
            <text:p>InvoicePeriod</text:p>
          </table:table-cell>
          <table:table-cell office:value-type="string" table:style-name="ce10" office:string-value="Credit Note. Invoice_ Period. Period">
            <text:p>Credit Note. Invoice_ Period. Period</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4]"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ssociates the Credit Note with Invoicing Periods rather than with a specific Invoice.">
            <text:p>Associates the Credit Note with Invoicing Periods rather than with a specific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DiscrepancyResponse">
            <text:p>DiscrepancyResponse</text:p>
          </table:table-cell>
          <table:table-cell office:value-type="string" table:style-name="ce10" office:string-value="Credit Note. Discrepancy_ Response. Response">
            <text:p>Credit Note. Discrepancy_ Response. Respons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5]"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Credit Note as a whole.">
            <text:p>A reason for the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Credit Note. Order Reference">
            <text:p>Credit Note. Order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Credit Note.">
            <text:p>The Order associated with this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Credit Note. Billing Reference">
            <text:p>Credit Note. Billing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Credit Note. Despatch_ Document Reference. Document Reference">
            <text:p>Credit Note. Despatch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Credit Note. Receipt_ Document Reference. Document Reference">
            <text:p>Credit Note. Receip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Credit Note. Contract_ Document Reference. Document Reference">
            <text:p>Credit Note. Contrac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Credit Note. Additional_ Document Reference. Document Reference">
            <text:p>Credit Note. Additional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tatementDocumentReference">
            <text:p>StatementDocumentReference</text:p>
          </table:table-cell>
          <table:table-cell office:value-type="string" table:style-name="ce10" office:string-value="Credit Note. Statement_ Document Reference. Document Reference">
            <text:p>Credit Note. Statemen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OriginatorDocumentReference">
            <text:p>OriginatorDocumentReference</text:p>
          </table:table-cell>
          <table:table-cell office:value-type="string" table:style-name="ce10" office:string-value="Credit Note. Originator_ Document Reference. Document Reference">
            <text:p>Credit Note. Originator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Credit Note. Signature">
            <text:p>Credit Note. Signatur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Credit Note. Accounting_ Supplier Party. Supplier Party">
            <text:p>Credit Note. Accounting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Credit Note. Accounting_ Customer Party. Customer Party">
            <text:p>Credit Note. Accounting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Credit Note. Payee_ Party. Party">
            <text:p>Credit Note. Paye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BuyerCustomerParty">
            <text:p>BuyerCustomerParty</text:p>
          </table:table-cell>
          <table:table-cell office:value-type="string" table:style-name="ce10" office:string-value="Credit Note. Buyer_ Customer Party. Customer Party">
            <text:p>Credit Note. Buyer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8]"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SellerSupplierParty">
            <text:p>SellerSupplierParty</text:p>
          </table:table-cell>
          <table:table-cell office:value-type="string" table:style-name="ce10" office:string-value="Credit Note. Seller_ Supplier Party. Supplier Party">
            <text:p>Credit Note. Seller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axRepresentativeParty">
            <text:p>TaxRepresentativeParty</text:p>
          </table:table-cell>
          <table:table-cell office:value-type="string" table:style-name="ce10" office:string-value="Credit Note. Tax Representative_ Party. Party">
            <text:p>Credit Note. Tax Representativ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Credit Note. Delivery">
            <text:p>Credit Note. Delivery</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Credit Note. Delivery Terms">
            <text:p>Credit Note. Delivery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Credit Note. Payment Means">
            <text:p>Credit Note. Payment Mean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Credit Note. Payment Terms">
            <text:p>Credit Note. Payment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Credit Note. Tax_ Exchange Rate. Exchange Rate">
            <text:p>Credit Note. Tax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Credit Note. Pricing_ Exchange Rate. Exchange Rate">
            <text:p>Credit Note. Pricing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Credit Note. Payment_ Exchange Rate. Exchange Rate">
            <text:p>Credit Note. Payment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Credit Note. Payment Alternative_ Exchange Rate. Exchange Rate">
            <text:p>Credit Note. Payment Alternative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AllowanceCharge">
            <text:p>AllowanceCharge</text:p>
          </table:table-cell>
          <table:table-cell office:value-type="string" table:style-name="ce10" office:string-value="Credit Note. Allowance Charge">
            <text:p>Credit Note. Allowance Charg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TaxTotal">
            <text:p>TaxTotal</text:p>
          </table:table-cell>
          <table:table-cell office:value-type="string" table:style-name="ce10" office:string-value="Credit Note. Tax Total">
            <text:p>Credit Note. Tax Total</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LegalMonetaryTotal">
            <text:p>LegalMonetaryTotal</text:p>
          </table:table-cell>
          <table:table-cell office:value-type="string" table:style-name="ce10" office:string-value="Credit Note. Legal_ Monetary Total. Monetary Total">
            <text:p>Credit Note. Legal_ Monetary Total. Monetary Total</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1]"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Credit Note, including allowances, charges, and taxes.">
            <text:p>The total amount payable on the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CreditNoteLine">
            <text:p>CreditNoteLine</text:p>
          </table:table-cell>
          <table:table-cell office:value-type="string" table:style-name="ce10" office:string-value="Credit Note. Credit Note Line">
            <text:p>Credit Note. Credit Note Lin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Credit Note line.">
            <text:p>A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